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12000000B8E910F36687AD451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line-height="200%" fo:text-align="end" style:justify-single-word="false"/>
      <style:text-properties fo:font-size="13pt" fo:font-weight="bold" officeooo:paragraph-rsid="000a24cf" style:font-size-asian="13pt" style:font-weight-asian="bold" style:font-size-complex="13pt" style:font-weight-complex="bold"/>
    </style:style>
    <style:style style:name="P2" style:family="paragraph" style:parent-style-name="Header">
      <style:paragraph-properties fo:text-align="end" style:justify-single-word="false"/>
      <style:text-properties officeooo:paragraph-rsid="000a24cf"/>
    </style:style>
    <style:style style:name="P3" style:family="paragraph" style:parent-style-name="Standard">
      <style:text-properties officeooo:rsid="00031f6a" officeooo:paragraph-rsid="00031f6a"/>
    </style:style>
    <style:style style:name="P4" style:family="paragraph" style:parent-style-name="Standard">
      <style:text-properties fo:font-weight="bold" officeooo:rsid="000aa7c6" officeooo:paragraph-rsid="000ff399" style:font-weight-asian="bold" style:font-weight-complex="bold"/>
    </style:style>
    <style:style style:name="P5" style:family="paragraph" style:parent-style-name="Standard">
      <style:text-properties officeooo:rsid="000ec7a6" officeooo:paragraph-rsid="000faf6a"/>
    </style:style>
    <style:style style:name="P6" style:family="paragraph" style:parent-style-name="Standard">
      <style:text-properties officeooo:paragraph-rsid="000ff399"/>
    </style:style>
    <style:style style:name="P7" style:family="paragraph" style:parent-style-name="Standard" style:list-style-name="L1">
      <style:text-properties officeooo:rsid="000aa7c6" officeooo:paragraph-rsid="00044c89"/>
    </style:style>
    <style:style style:name="P8" style:family="paragraph" style:parent-style-name="Standard" style:list-style-name="L1">
      <style:text-properties officeooo:rsid="000aa7c6" officeooo:paragraph-rsid="000cdeaf"/>
    </style:style>
    <style:style style:name="P9" style:family="paragraph" style:parent-style-name="Standard" style:list-style-name="L1">
      <style:text-properties officeooo:rsid="000abfbc" officeooo:paragraph-rsid="000abfbc"/>
    </style:style>
    <style:style style:name="P10" style:family="paragraph" style:parent-style-name="Standard" style:list-style-name="L1">
      <style:text-properties officeooo:rsid="000ec2d9" officeooo:paragraph-rsid="000ec2d9"/>
    </style:style>
    <style:style style:name="P11" style:family="paragraph" style:parent-style-name="Standard" style:list-style-name="L1">
      <style:text-properties officeooo:rsid="000ec2d9" officeooo:paragraph-rsid="000ec7a6"/>
    </style:style>
    <style:style style:name="P12" style:family="paragraph" style:parent-style-name="Standard" style:list-style-name="L1">
      <style:text-properties officeooo:rsid="000ec7a6" officeooo:paragraph-rsid="000faf6a"/>
    </style:style>
    <style:style style:name="P13" style:family="paragraph" style:parent-style-name="Standard" style:list-style-name="L2">
      <style:text-properties officeooo:rsid="000ff399" officeooo:paragraph-rsid="000ff399"/>
    </style:style>
    <style:style style:name="P14" style:family="paragraph" style:parent-style-name="Standard" style:list-style-name="L2">
      <style:text-properties officeooo:rsid="000ff399" officeooo:paragraph-rsid="00119c60"/>
    </style:style>
    <style:style style:name="P15" style:family="paragraph" style:parent-style-name="Standard" style:list-style-name="L3">
      <style:text-properties officeooo:rsid="000ff399" officeooo:paragraph-rsid="00119c60"/>
    </style:style>
    <style:style style:name="P16" style:family="paragraph" style:parent-style-name="Standard" style:list-style-name="L3">
      <style:text-properties officeooo:rsid="000ff399" officeooo:paragraph-rsid="000ff399"/>
    </style:style>
    <style:style style:name="P17" style:family="paragraph" style:parent-style-name="Standard" style:list-style-name="L4">
      <style:text-properties officeooo:rsid="000ff399" officeooo:paragraph-rsid="00119c60"/>
    </style:style>
    <style:style style:name="P18" style:family="paragraph" style:parent-style-name="Standard" style:list-style-name="L4">
      <style:text-properties officeooo:rsid="000ff399" officeooo:paragraph-rsid="000ff399"/>
    </style:style>
    <style:style style:name="P19" style:family="paragraph" style:parent-style-name="Standard">
      <style:text-properties officeooo:paragraph-rsid="000aa7c6"/>
    </style:style>
    <style:style style:name="P20"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0aa7c6" style:text-blinking="false" fo:background-color="transparent"/>
    </style:style>
    <style:style style:name="P21"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T1" style:family="text">
      <style:text-properties officeooo:rsid="000a24cf"/>
    </style:style>
    <style:style style:name="T2" style:family="text">
      <style:text-properties officeooo:rsid="000aa7c6"/>
    </style:style>
    <style:style style:name="T3" style:family="text">
      <style:text-properties officeooo:rsid="000abfbc"/>
    </style:style>
    <style:style style:name="T4" style:family="text">
      <style:text-properties officeooo:rsid="000c1466"/>
    </style:style>
    <style:style style:name="T5" style:family="text">
      <style:text-properties officeooo:rsid="000cdeaf"/>
    </style:style>
    <style:style style:name="T6" style:family="text">
      <style:text-properties officeooo:rsid="000ec7a6"/>
    </style:style>
    <style:style style:name="T7" style:family="text">
      <style:text-properties officeooo:rsid="000faf6a"/>
    </style:style>
    <style:style style:name="T8" style:family="text">
      <style:text-properties officeooo:rsid="00119c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bajo Práctico de Programación Orientada a Objetos</text:p>
      <text:p text:style-name="P20"/>
      <text:p text:style-name="P20"><text:bookmark text:name="docs-internal-guid-3a0c30bd-7fff-7f03-e9d5-ffa8bce87ba4"/>Cantidad de integrantes : 3</text:p>
      <text:p text:style-name="Text_20_body"/>
      <text:p text:style-name="P22">Entrega 1 (25/05) : </text:p>
      <text:p text:style-name="Text_20_body"/>
      <text:list xml:id="list2844595637" text:style-name="L5">
        <text:list-item>
          <text:p text:style-name="P21">Realice una función que dado un cstring retorne la cantidad de caracteres. </text:p>
        </text:list-item>
        <text:list-item>
          <text:p text:style-name="P21">Realice una función que dado un cstring retorne la cantidad de palabras.</text:p>
        </text:list-item>
        <text:list-item>
          <text:p text:style-name="P21">Realice una función que dado dos cstring, cuente las ocurrencias del segundo en el primero. </text:p>
        </text:list-item>
        <text:list-item>
          <text:p text:style-name="P21">Realice una función que dado dos cstring, remueva todas las ocurrencias del segundo en el primero. </text:p>
        </text:list-item>
        <text:list-item>
          <text:p text:style-name="P21">Realice una función que dado un cstring, remueva todas las palabras que tengan menos que un número de caracteres pasado por parámetro. Por ejemplo si el cstring es “hola programación orientada a objetos” y el número es 4, el resultado es :  “programación orientada objetos”.</text:p>
        </text:list-item>
        <text:list-item>
          <text:p text:style-name="P21">Realice una función que dado un cstring y un char, retorne un vector de cstring los cuales son producto de corte del cstring por el char enviado por parámetros. Por ejemplo la función es ejecutada con el parámetro “hola mundo” y el char ‘ ‘ debe retornar “hola”, “mundo” </text:p>
        </text:list-item>
      </text:list>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200%" fo:text-align="end" style:justify-single-word="false"/>
      <style:text-properties fo:font-size="13pt" fo:font-weight="bold" officeooo:paragraph-rsid="000a24cf" style:font-size-asian="13pt" style:font-weight-asian="bold" style:font-size-complex="13pt" style:font-weight-complex="bold"/>
    </style:style>
    <style:style style:name="MP2" style:family="paragraph" style:parent-style-name="Header">
      <style:paragraph-properties fo:text-align="end" style:justify-single-word="false"/>
      <style:text-properties officeooo:paragraph-rsid="000a24c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1" text:anchor-type="paragraph" svg:x="0.235cm" svg:y="-0.504cm" svg:width="3.168cm" svg:height="2.129cm" draw:z-index="0"><draw:image xlink:href="Pictures/1000000000000112000000B8E910F36687AD4510.png" xlink:type="simple" xlink:show="embed" xlink:actuate="onLoad" loext:mime-type="image/png"/></draw:frame>Programación Orientada a Objetos </text:p>
        <text:p text:style-name="MP2">Trabajo Práctico de Programación Orientada a Objetos</text:p>
        <text:p text:style-name="Horizontal_20_Line"/>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4-07T19:16:22.398130077</meta:creation-date>
    <dc:date>2020-04-26T11:09:33.880052739</dc:date>
    <meta:editing-duration>PT3H51M49S</meta:editing-duration>
    <meta:editing-cycles>8</meta:editing-cycles>
    <meta:generator>LibreOffice/6.3.5.2$Linux_X86_64 LibreOffice_project/30$Build-2</meta:generator>
    <meta:document-statistic meta:table-count="0" meta:image-count="1" meta:object-count="0" meta:page-count="1" meta:paragraph-count="11" meta:word-count="182" meta:character-count="1079" meta:non-whitespace-character-count="907"/>
  </office:meta>
</office:document-meta>
</file>